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F Zemen Unicode" svg:font-family="'GF Zemen Unicode'" style:font-pitch="variable"/>
    <style:font-face style:name="Nyala" svg:font-family="Nya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1.0597in" style:rel-column-width="1526*"/>
    </style:style>
    <style:style style:name="Table1.B" style:family="table-column">
      <style:table-column-properties style:column-width="1.125in" style:rel-column-width="1620*"/>
    </style:style>
    <style:style style:name="Table1.C" style:family="table-column">
      <style:table-column-properties style:column-width="1.0625in" style:rel-column-width="1530*"/>
    </style:style>
    <style:style style:name="Table1.D" style:family="table-column">
      <style:table-column-properties style:column-width="0.3778in" style:rel-column-width="544*"/>
    </style:style>
    <style:style style:name="Table1.E" style:family="table-column">
      <style:table-column-properties style:column-width="0.8125in" style:rel-column-width="1170*"/>
    </style:style>
    <style:style style:name="Table1.F" style:family="table-column">
      <style:table-column-properties style:column-width="0.9368in" style:rel-column-width="1349*"/>
    </style:style>
    <style:style style:name="Table1.G" style:family="table-column">
      <style:table-column-properties style:column-width="0.7486in" style:rel-column-width="1078*"/>
    </style:style>
    <style:style style:name="Table1.H" style:family="table-column">
      <style:table-column-properties style:column-width="1.3451in" style:rel-column-width="1937*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2" style:family="table">
      <style:table-properties style:width="6.125in" fo:margin-left="0.6208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4986in" style:rel-column-width="13150*"/>
    </style:style>
    <style:style style:name="Table3.B" style:family="table-column">
      <style:table-column-properties style:column-width="0.4375in" style:rel-column-width="3839*"/>
    </style:style>
    <style:style style:name="Table3.C" style:family="table-column">
      <style:table-column-properties style:column-width="1.5625in" style:rel-column-width="13711*"/>
    </style:style>
    <style:style style:name="Table3.D" style:family="table-column">
      <style:table-column-properties style:column-width="0.375in" style:rel-column-width="3290*"/>
    </style:style>
    <style:style style:name="Table3.E" style:family="table-column">
      <style:table-column-properties style:column-width="0.9375in" style:rel-column-width="8226*"/>
    </style:style>
    <style:style style:name="Table3.G" style:family="table-column">
      <style:table-column-properties style:column-width="1.5639in" style:rel-column-width="13723*"/>
    </style:style>
    <style:style style:name="Table3.H" style:family="table-column">
      <style:table-column-properties style:column-width="0.1236in" style:rel-column-width="1084*"/>
    </style:style>
    <style:style style:name="Table3.I" style:family="table-column">
      <style:table-column-properties style:column-width="0.5951in" style:rel-column-width="5222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bottom" fo:padding="0.0382in" fo:border-left="0.05pt solid #000000" fo:border-right="none" fo:border-top="none" fo:border-bottom="none"/>
    </style:style>
    <style:style style:name="Table3.B2" style:family="table-cell">
      <style:table-cell-properties style:vertical-align="bottom" fo:padding="0.0382in" fo:border-left="none" fo:border-right="none" fo:border-top="none" fo:border-bottom="0.05pt solid #000000"/>
    </style:style>
    <style:style style:name="Table3.C2" style:family="table-cell">
      <style:table-cell-properties style:vertical-align="bottom" fo:padding="0.0382in" fo:border="none"/>
    </style:style>
    <style:style style:name="Table3.I2" style:family="table-cell">
      <style:table-cell-properties style:vertical-align="bottom" fo:padding="0.0382in" fo:border-left="none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none" fo:border-right="none" fo:border-top="none" fo:border-bottom="0.05pt solid #000000"/>
    </style:style>
    <style:style style:name="Table3.C4" style:family="table-cell">
      <style:table-cell-properties fo:padding="0.0382in" fo:border-left="none" fo:border-right="none" fo:border-top="none" fo:border-bottom="0.05pt solid #000000"/>
    </style:style>
    <style:style style:name="Table3.D4" style:family="table-cell">
      <style:table-cell-properties fo:padding="0.0382in" fo:border-left="none" fo:border-right="none" fo:border-top="none" fo:border-bottom="0.05pt solid #000000"/>
    </style:style>
    <style:style style:name="Table3.E4" style:family="table-cell">
      <style:table-cell-properties fo:padding="0.0382in" fo:border-left="none" fo:border-right="none" fo:border-top="0.05pt solid #000000" fo:border-bottom="0.05pt solid #000000"/>
    </style:style>
    <style:style style:name="Table3.H4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7.4681in" table:align="margins"/>
    </style:style>
    <style:style style:name="Table4.A" style:family="table-column">
      <style:table-column-properties style:column-width="1.0597in" style:rel-column-width="1526*"/>
    </style:style>
    <style:style style:name="Table4.B" style:family="table-column">
      <style:table-column-properties style:column-width="1.125in" style:rel-column-width="1620*"/>
    </style:style>
    <style:style style:name="Table4.C" style:family="table-column">
      <style:table-column-properties style:column-width="1.0625in" style:rel-column-width="1530*"/>
    </style:style>
    <style:style style:name="Table4.D" style:family="table-column">
      <style:table-column-properties style:column-width="0.3757in" style:rel-column-width="541*"/>
    </style:style>
    <style:style style:name="Table4.E" style:family="table-column">
      <style:table-column-properties style:column-width="0.8146in" style:rel-column-width="1173*"/>
    </style:style>
    <style:style style:name="Table4.F" style:family="table-column">
      <style:table-column-properties style:column-width="0.9368in" style:rel-column-width="1349*"/>
    </style:style>
    <style:style style:name="Table4.G" style:family="table-column">
      <style:table-column-properties style:column-width="0.75in" style:rel-column-width="1080*"/>
    </style:style>
    <style:style style:name="Table4.H" style:family="table-column">
      <style:table-column-properties style:column-width="1.3438in" style:rel-column-width="1935*"/>
    </style:style>
    <style:style style:name="Table4.A1" style:family="table-cell">
      <style:table-cell-properties style:vertical-align="bottom" fo:padding="0.0382in" fo:border="none"/>
    </style:style>
    <style:style style:name="Table4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5" style:family="table">
      <style:table-properties style:width="6.125in" fo:margin-left="0.6208in" table:align="left"/>
    </style:style>
    <style:style style:name="Table5.A" style:family="table-column">
      <style:table-column-properties style:column-width="2.3125in"/>
    </style:style>
    <style:style style:name="Table5.B" style:family="table-column">
      <style:table-column-properties style:column-width="1.3125in"/>
    </style:style>
    <style:style style:name="Table5.C" style:family="table-column">
      <style:table-column-properties style:column-width="2.5in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1.4986in" style:rel-column-width="13150*"/>
    </style:style>
    <style:style style:name="Table6.B" style:family="table-column">
      <style:table-column-properties style:column-width="0.4375in" style:rel-column-width="3839*"/>
    </style:style>
    <style:style style:name="Table6.C" style:family="table-column">
      <style:table-column-properties style:column-width="1.5625in" style:rel-column-width="13711*"/>
    </style:style>
    <style:style style:name="Table6.D" style:family="table-column">
      <style:table-column-properties style:column-width="0.375in" style:rel-column-width="3290*"/>
    </style:style>
    <style:style style:name="Table6.E" style:family="table-column">
      <style:table-column-properties style:column-width="0.9375in" style:rel-column-width="8226*"/>
    </style:style>
    <style:style style:name="Table6.G" style:family="table-column">
      <style:table-column-properties style:column-width="1.5639in" style:rel-column-width="13723*"/>
    </style:style>
    <style:style style:name="Table6.H" style:family="table-column">
      <style:table-column-properties style:column-width="0.1236in" style:rel-column-width="1084*"/>
    </style:style>
    <style:style style:name="Table6.I" style:family="table-column">
      <style:table-column-properties style:column-width="0.5951in" style:rel-column-width="5222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style:vertical-align="bottom" fo:padding="0.0382in" fo:border-left="0.05pt solid #000000" fo:border-right="none" fo:border-top="none" fo:border-bottom="none"/>
    </style:style>
    <style:style style:name="Table6.B2" style:family="table-cell">
      <style:table-cell-properties style:vertical-align="bottom" fo:padding="0.0382in" fo:border-left="none" fo:border-right="none" fo:border-top="none" fo:border-bottom="0.05pt solid #000000"/>
    </style:style>
    <style:style style:name="Table6.C2" style:family="table-cell">
      <style:table-cell-properties style:vertical-align="bottom" fo:padding="0.0382in" fo:border="none"/>
    </style:style>
    <style:style style:name="Table6.I2" style:family="table-cell">
      <style:table-cell-properties style:vertical-align="bottom" fo:padding="0.0382in" fo:border-left="none" fo:border-right="0.05pt solid #000000" fo:border-top="none" fo:border-bottom="0.05pt solid #000000"/>
    </style:style>
    <style:style style:name="Table6.E3" style:family="table-cell">
      <style:table-cell-properties style:vertical-align="bottom" fo:padding="0.0382in" fo:border-left="none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none" fo:border-right="none" fo:border-top="none" fo:border-bottom="0.05pt solid #000000"/>
    </style:style>
    <style:style style:name="Table6.C4" style:family="table-cell">
      <style:table-cell-properties fo:padding="0.0382in" fo:border-left="none" fo:border-right="none" fo:border-top="none" fo:border-bottom="0.05pt solid #000000"/>
    </style:style>
    <style:style style:name="Table6.D4" style:family="table-cell">
      <style:table-cell-properties fo:padding="0.0382in" fo:border-left="none" fo:border-right="none" fo:border-top="none" fo:border-bottom="0.05pt solid #000000"/>
    </style:style>
    <style:style style:name="Table6.E4" style:family="table-cell">
      <style:table-cell-properties fo:padding="0.0382in" fo:border-left="none" fo:border-right="none" fo:border-top="0.05pt solid #000000" fo:border-bottom="0.05pt solid #000000"/>
    </style:style>
    <style:style style:name="Table6.H4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Footer">
      <style:text-properties fo:font-size="8pt" fo:font-weight="bold" officeooo:rsid="003b430c" officeooo:paragraph-rsid="003b430c" style:font-size-asian="7pt" style:font-weight-asian="bold" style:font-size-complex="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Nyala" fo:font-size="10pt" officeooo:rsid="00226090" officeooo:paragraph-rsid="0018372e" style:font-size-asian="10pt" style:font-name-complex="Nyala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Nyala" fo:font-size="10pt" officeooo:rsid="00226090" officeooo:paragraph-rsid="002c9fc4" style:font-size-asian="10pt" style:font-name-complex="Nyala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Nyala" fo:font-size="10pt" officeooo:rsid="00348159" officeooo:paragraph-rsid="00141e0d" style:font-size-asian="10pt" style:font-name-complex="Nyala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Nyala" fo:font-size="10pt" officeooo:rsid="00348159" officeooo:paragraph-rsid="002c9fc4" style:font-size-asian="10pt" style:font-name-complex="Nyala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Nyala" fo:font-size="10pt" style:text-underline-style="none" fo:font-weight="normal" officeooo:rsid="00226090" officeooo:paragraph-rsid="00141e0d" style:font-size-asian="10pt" style:font-weight-asian="normal" style:font-name-complex="Nyala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Nyala" fo:font-size="10pt" style:text-underline-style="none" fo:font-weight="normal" officeooo:rsid="00226090" officeooo:paragraph-rsid="002c9fc4" style:font-size-asian="10pt" style:font-weight-asian="normal" style:font-name-complex="Nyala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yala" fo:font-size="10pt" style:text-underline-style="none" fo:font-weight="normal" officeooo:rsid="00226090" officeooo:paragraph-rsid="004b3246" style:font-size-asian="10pt" style:font-weight-asian="normal" style:font-name-complex="Nyala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yala" fo:font-size="10pt" style:text-underline-style="none" fo:font-weight="normal" officeooo:rsid="00226090" officeooo:paragraph-rsid="004c4a8e" style:font-size-asian="10pt" style:font-weight-asian="normal" style:font-name-complex="Nyala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yala" fo:font-size="12pt" style:text-underline-style="none" fo:font-weight="normal" officeooo:rsid="00226090" officeooo:paragraph-rsid="002c9fc4" style:font-size-asian="12pt" style:font-weight-asian="normal" style:font-name-complex="Nyala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yala" fo:font-size="12pt" style:text-underline-style="none" fo:font-weight="normal" officeooo:rsid="00226090" officeooo:paragraph-rsid="002e2554" style:font-size-asian="12pt" style:font-weight-asian="normal" style:font-name-complex="Nyala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yala" fo:font-size="12pt" style:text-underline-style="none" fo:font-weight="normal" officeooo:rsid="00226090" officeooo:paragraph-rsid="00149c7b" style:font-size-asian="12pt" style:font-weight-asian="normal" style:font-name-complex="Nyala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yala" fo:font-size="12pt" style:text-underline-style="none" fo:font-weight="bold" officeooo:rsid="00226090" officeooo:paragraph-rsid="002c9fc4" style:font-size-asian="12pt" style:font-weight-asian="bold" style:font-name-complex="Nyala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yala" fo:font-size="12pt" style:text-underline-style="none" fo:font-weight="bold" officeooo:rsid="00226090" officeooo:paragraph-rsid="00141e0d" style:font-size-asian="12pt" style:font-weight-asian="bold" style:font-name-complex="Nyala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yala" fo:font-size="12pt" style:text-underline-style="none" fo:font-weight="bold" officeooo:rsid="00226090" officeooo:paragraph-rsid="00149c7b" style:font-size-asian="12pt" style:font-weight-asian="bold" style:font-name-complex="Nyala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Nyala" fo:font-size="8pt" officeooo:rsid="00226090" officeooo:paragraph-rsid="00141e0d" style:font-size-asian="8pt" style:font-name-complex="Nyala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Nyala" fo:font-size="8pt" officeooo:rsid="00226090" officeooo:paragraph-rsid="002c9fc4" style:font-size-asian="8pt" style:font-name-complex="Nyala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Nyala" fo:font-size="14pt" style:font-size-asian="14pt" style:font-name-complex="Nyala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Nyala" fo:font-size="14pt" officeooo:paragraph-rsid="002c9fc4" style:font-size-asian="14pt" style:font-name-complex="Nyala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Nyala" fo:font-size="14pt" style:font-size-asian="14pt" style:font-name-complex="Nyala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Nyala" fo:font-size="14pt" officeooo:paragraph-rsid="002c9fc4" style:font-size-asian="14pt" style:font-name-complex="Nyala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yala" fo:font-size="14pt" officeooo:rsid="001a189b" officeooo:paragraph-rsid="004502e5" style:font-size-asian="14pt" style:font-name-complex="Nyala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yala" fo:font-size="14pt" officeooo:rsid="001a189b" officeooo:paragraph-rsid="0045a579" style:font-size-asian="14pt" style:font-name-complex="Nyala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Nyala" fo:font-size="9pt" fo:font-weight="bold" officeooo:rsid="001458f8" officeooo:paragraph-rsid="002c9fc4" style:font-size-asian="9pt" style:font-weight-asian="bold" style:font-name-complex="Nyal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yala" fo:font-size="9pt" fo:font-weight="bold" officeooo:rsid="001458f8" officeooo:paragraph-rsid="001458f8" style:font-size-asian="9pt" style:font-weight-asian="bold" style:font-name-complex="Nyala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Nyala" fo:font-size="10pt" officeooo:rsid="0020e68f" officeooo:paragraph-rsid="00141e0d" style:font-size-asian="10pt" style:font-name-complex="Nyala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Nyala" fo:font-size="10pt" officeooo:rsid="0020e68f" officeooo:paragraph-rsid="002c9fc4" style:font-size-asian="10pt" style:font-name-complex="Nyala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Nyala" fo:font-size="10pt" officeooo:rsid="0023d2ee" officeooo:paragraph-rsid="001458f8" style:font-size-asian="10pt" style:font-name-complex="Nyala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Nyala" fo:font-size="10pt" officeooo:rsid="0023d2ee" officeooo:paragraph-rsid="002c9fc4" style:font-size-asian="10pt" style:font-name-complex="Nyala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Nyala" fo:font-size="10pt" officeooo:rsid="00244c4e" officeooo:paragraph-rsid="001458f8" style:font-size-asian="10pt" style:font-name-complex="Nyala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Nyala" fo:font-size="10pt" officeooo:rsid="00244c4e" officeooo:paragraph-rsid="002c9fc4" style:font-size-asian="10pt" style:font-name-complex="Nyala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Nyala" fo:font-size="10pt" officeooo:rsid="00291d12" officeooo:paragraph-rsid="002c9fc4" style:font-size-asian="10pt" style:font-name-complex="Nyala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Nyala" fo:font-size="10pt" officeooo:rsid="00291d12" officeooo:paragraph-rsid="00149c7b" style:font-size-asian="10pt" style:font-name-complex="Nyala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Nyala" fo:font-size="10pt" officeooo:rsid="00291d12" officeooo:paragraph-rsid="0025bdb4" style:font-size-asian="10pt" style:font-name-complex="Nyala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Nyala" fo:font-size="10pt" officeooo:rsid="00291d12" officeooo:paragraph-rsid="0044dd39" style:font-size-asian="10pt" style:font-name-complex="Nyala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Nyala" fo:font-size="10pt" officeooo:rsid="00291d12" officeooo:paragraph-rsid="004502e5" style:font-size-asian="10pt" style:font-name-complex="Nyala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Nyala" fo:font-size="10pt" officeooo:rsid="00291d12" officeooo:paragraph-rsid="0045a579" style:font-size-asian="10pt" style:font-name-complex="Nyala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Nyala" fo:font-size="10pt" officeooo:rsid="002b4253" officeooo:paragraph-rsid="002c9fc4" style:font-size-asian="10pt" style:font-name-complex="Nyala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Nyala" fo:font-size="10pt" officeooo:rsid="002b4253" officeooo:paragraph-rsid="00149c7b" style:font-size-asian="10pt" style:font-name-complex="Nyala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Nyala" fo:font-size="10pt" officeooo:rsid="0032abf9" officeooo:paragraph-rsid="002c9fc4" style:font-size-asian="10pt" style:font-name-complex="Nyala" style:font-size-complex="10pt"/>
    </style:style>
    <style:style style:name="P41" style:family="paragraph" style:parent-style-name="Table_20_Contents">
      <style:paragraph-properties fo:text-align="end" style:justify-single-word="false"/>
      <style:text-properties style:font-name="Nyala" fo:font-size="10pt" officeooo:rsid="0032abf9" officeooo:paragraph-rsid="00149c7b" style:font-size-asian="10pt" style:font-name-complex="Nyala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Nyala" fo:font-size="10pt" officeooo:rsid="001dcf0d" officeooo:paragraph-rsid="00141e0d" style:font-size-asian="10pt" style:font-name-complex="Nyala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Nyala" fo:font-size="10pt" officeooo:rsid="001dcf0d" officeooo:paragraph-rsid="0026a03b" style:font-size-asian="10pt" style:font-name-complex="Nyala" style:font-size-complex="10pt"/>
    </style:style>
    <style:style style:name="P44" style:family="paragraph" style:parent-style-name="Table_20_Contents">
      <style:paragraph-properties fo:text-align="end" style:justify-single-word="false"/>
      <style:text-properties style:font-name="Nyala" fo:font-size="10pt" officeooo:rsid="001dcf0d" officeooo:paragraph-rsid="002c9fc4" style:font-size-asian="10pt" style:font-name-complex="Nyala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Nyala" fo:font-size="10pt" officeooo:paragraph-rsid="001dd3cb" style:font-size-asian="10pt" style:font-name-complex="Nyala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Nyala" fo:font-size="10pt" officeooo:paragraph-rsid="0026a03b" style:font-size-asian="10pt" style:font-name-complex="Nyala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Nyala" fo:font-size="10pt" officeooo:paragraph-rsid="002c9fc4" style:font-size-asian="10pt" style:font-name-complex="Nyala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Nyala" fo:font-size="10pt" officeooo:paragraph-rsid="0042a662" style:font-size-asian="10pt" style:font-name-complex="Nyala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Nyala" fo:font-size="10pt" officeooo:paragraph-rsid="0043a510" style:font-size-asian="10pt" style:font-name-complex="Nyala" style:font-size-complex="10pt"/>
    </style:style>
    <style:style style:name="P50" style:family="paragraph" style:parent-style-name="Table_20_Contents">
      <style:text-properties style:font-name="Nyala" fo:font-size="10pt" officeooo:paragraph-rsid="001dd3cb" style:font-size-asian="10pt" style:font-name-complex="Nyala" style:font-size-complex="10pt"/>
    </style:style>
    <style:style style:name="P51" style:family="paragraph" style:parent-style-name="Table_20_Contents">
      <style:text-properties style:font-name="Nyala" fo:font-size="10pt" officeooo:paragraph-rsid="0026a03b" style:font-size-asian="10pt" style:font-name-complex="Nyala" style:font-size-complex="10pt"/>
    </style:style>
    <style:style style:name="P52" style:family="paragraph" style:parent-style-name="Table_20_Contents">
      <style:text-properties style:font-name="Nyala" fo:font-size="10pt" officeooo:paragraph-rsid="002c9fc4" style:font-size-asian="10pt" style:font-name-complex="Nyala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Nyala" fo:font-size="10pt" officeooo:rsid="0018372e" officeooo:paragraph-rsid="002c9fc4" style:font-size-asian="10pt" style:font-name-complex="Nyala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Nyala" fo:font-size="10pt" officeooo:rsid="0018372e" officeooo:paragraph-rsid="0025bdb4" style:font-size-asian="10pt" style:font-name-complex="Nyala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Nyala" fo:font-size="10pt" officeooo:rsid="0042a662" officeooo:paragraph-rsid="0042a662" style:font-size-asian="10pt" style:font-name-complex="Nyala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Nyala" fo:font-size="10pt" officeooo:rsid="0042a662" officeooo:paragraph-rsid="0043a510" style:font-size-asian="10pt" style:font-name-complex="Nyala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Nyala" fo:font-size="10pt" officeooo:rsid="00149c7b" officeooo:paragraph-rsid="00149c7b" style:font-size-asian="10pt" style:font-name-complex="Nyala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Nyala" fo:font-size="10pt" officeooo:rsid="00149c7b" officeooo:paragraph-rsid="0045a579" style:font-size-asian="10pt" style:font-name-complex="Nyala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Nyala" fo:font-size="10pt" officeooo:rsid="002a95d5" officeooo:paragraph-rsid="001a189b" style:font-size-asian="10pt" style:font-name-complex="Nyala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Nyala" fo:font-size="10pt" officeooo:rsid="002a95d5" officeooo:paragraph-rsid="0045a579" style:font-size-asian="10pt" style:font-name-complex="Nyala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Nyala" fo:font-size="10pt" officeooo:paragraph-rsid="0026a03b" style:font-size-asian="10pt" style:font-name-complex="GF Zemen Unicode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Nyala" fo:font-size="10pt" officeooo:paragraph-rsid="002c9fc4" style:font-size-asian="10pt" style:font-name-complex="GF Zemen Unicode" style:font-size-complex="10pt"/>
    </style:style>
    <style:style style:name="P63" style:family="paragraph" style:parent-style-name="Table_20_Contents">
      <style:text-properties style:font-name="Nyala" fo:font-size="10pt" officeooo:rsid="0020e68f" officeooo:paragraph-rsid="001dd3cb" style:font-size-asian="10pt" style:font-name-complex="GF Zemen Unicode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Nyala" fo:font-size="10pt" officeooo:rsid="0020e68f" officeooo:paragraph-rsid="001dd3cb" style:font-size-asian="10pt" style:font-name-complex="GF Zemen Unicode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Nyala" fo:font-size="10pt" officeooo:rsid="0020e68f" officeooo:paragraph-rsid="002c9fc4" style:font-size-asian="10pt" style:font-name-complex="GF Zemen Unicode" style:font-size-complex="10pt"/>
    </style:style>
    <style:style style:name="P66" style:family="paragraph" style:parent-style-name="Table_20_Contents">
      <style:text-properties style:font-name="Nyala" fo:font-size="10pt" officeooo:rsid="0020e68f" officeooo:paragraph-rsid="002c9fc4" style:font-size-asian="10pt" style:font-name-complex="GF Zemen Unicode" style:font-size-complex="10pt"/>
    </style:style>
    <style:style style:name="P67" style:family="paragraph" style:parent-style-name="Table_20_Contents">
      <style:paragraph-properties fo:text-align="end" style:justify-single-word="false"/>
      <style:text-properties style:font-name="Nyala" fo:font-size="10pt" style:text-underline-style="none" fo:font-weight="normal" officeooo:rsid="002b4253" officeooo:paragraph-rsid="0026a03b" style:font-size-asian="10pt" style:font-weight-asian="normal" style:font-name-complex="Nyala" style:font-size-complex="10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Nyala" fo:font-size="10pt" style:text-underline-style="none" fo:font-weight="normal" officeooo:rsid="002b4253" officeooo:paragraph-rsid="002c9fc4" style:font-size-asian="10pt" style:font-weight-asian="normal" style:font-name-complex="Nyala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Nyala" fo:font-size="10pt" style:text-underline-style="none" fo:font-weight="normal" officeooo:rsid="00226090" officeooo:paragraph-rsid="0026a03b" style:font-size-asian="10pt" style:font-weight-asian="normal" style:font-name-complex="GF Zemen Unicode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Nyala" fo:font-size="10pt" style:text-underline-style="none" fo:font-weight="normal" officeooo:rsid="00226090" officeooo:paragraph-rsid="002c9fc4" style:font-size-asian="10pt" style:font-weight-asian="normal" style:font-name-complex="GF Zemen Unicode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Nyala" fo:font-size="12pt" officeooo:paragraph-rsid="002c9fc4" style:font-size-asian="12pt" style:font-name-complex="Nyala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Nyala" fo:font-size="12pt" officeooo:paragraph-rsid="00149c7b" style:font-size-asian="12pt" style:font-name-complex="Nyala" style:font-size-complex="12pt"/>
    </style:style>
    <style:style style:name="P73" style:family="paragraph" style:parent-style-name="Table_20_Contents">
      <style:paragraph-properties fo:text-align="end" style:justify-single-word="false"/>
      <style:text-properties style:font-name="Nyala" fo:font-size="8pt" officeooo:rsid="00291d12" officeooo:paragraph-rsid="0026a03b" style:font-size-asian="8pt" style:font-name-complex="Nyala" style:font-size-complex="8pt"/>
    </style:style>
    <style:style style:name="P74" style:family="paragraph" style:parent-style-name="Table_20_Contents">
      <style:paragraph-properties fo:text-align="end" style:justify-single-word="false"/>
      <style:text-properties style:font-name="Nyala" fo:font-size="8pt" officeooo:rsid="00291d12" officeooo:paragraph-rsid="002c9fc4" style:font-size-asian="8pt" style:font-name-complex="Nyala" style:font-size-complex="8pt"/>
    </style:style>
    <style:style style:name="P75" style:family="paragraph" style:parent-style-name="Frame_20_contents">
      <style:paragraph-properties fo:text-align="center" style:justify-single-word="false"/>
    </style:style>
    <style:style style:name="P76" style:family="paragraph" style:parent-style-name="Text_20_body" style:list-style-name="">
      <style:paragraph-properties fo:margin-top="0.05in" fo:margin-bottom="0.0098in" style:contextual-spacing="false" fo:text-align="center" style:justify-single-word="false"/>
      <style:text-properties style:font-name="Nyala" fo:font-size="14pt" fo:font-weight="bold" officeooo:rsid="001dcf0d" officeooo:paragraph-rsid="00141e0d" style:font-size-asian="14pt" style:font-weight-asian="bold" style:font-name-complex="Nyala" style:font-size-complex="14pt" style:font-weight-complex="bold"/>
    </style:style>
    <style:style style:name="P77" style:family="paragraph" style:parent-style-name="Text_20_body" style:list-style-name="">
      <style:paragraph-properties fo:margin-top="0.05in" fo:margin-bottom="0.0098in" style:contextual-spacing="false" fo:text-align="center" style:justify-single-word="false"/>
      <style:text-properties style:font-name="Nyala" fo:font-size="14pt" fo:font-weight="bold" officeooo:rsid="001dcf0d" officeooo:paragraph-rsid="002c9fc4" style:font-size-asian="14pt" style:font-weight-asian="bold" style:font-name-complex="Nyala" style:font-size-complex="14pt" style:font-weight-complex="bold"/>
    </style:style>
    <style:style style:name="P78" style:family="paragraph" style:parent-style-name="Text_20_body" style:list-style-name="">
      <style:paragraph-properties fo:margin-top="0.05in" fo:margin-bottom="0.0098in" style:contextual-spacing="false" fo:text-align="start" style:justify-single-word="false"/>
      <style:text-properties style:font-name="Nyala" fo:font-size="14pt" fo:font-weight="bold" officeooo:rsid="003b430c" officeooo:paragraph-rsid="003b430c" style:font-size-asian="14pt" style:font-weight-asian="bold" style:font-name-complex="Nyala" style:font-size-complex="14pt" style:font-weight-complex="bold"/>
    </style:style>
    <style:style style:name="P79" style:family="paragraph" style:parent-style-name="Text_20_body" style:list-style-name="">
      <style:paragraph-properties fo:margin-top="0.05in" fo:margin-bottom="0.0098in" style:contextual-spacing="false" fo:text-align="start" style:justify-single-word="false"/>
      <style:text-properties style:font-name="Nyala" fo:font-size="6pt" fo:font-weight="bold" officeooo:rsid="001dcf0d" officeooo:paragraph-rsid="00141e0d" style:font-size-asian="5.25pt" style:font-weight-asian="bold" style:font-name-complex="Nyala" style:font-size-complex="6pt" style:font-weight-complex="bold"/>
    </style:style>
    <style:style style:name="P80" style:family="paragraph" style:parent-style-name="Text_20_body" style:list-style-name="">
      <style:paragraph-properties fo:margin-top="0.05in" fo:margin-bottom="0.0098in" style:contextual-spacing="false" fo:text-align="start" style:justify-single-word="false"/>
      <style:text-properties style:font-name="Nyala" fo:font-size="6pt" fo:font-weight="bold" officeooo:rsid="001dcf0d" officeooo:paragraph-rsid="002c9fc4" style:font-size-asian="5.25pt" style:font-weight-asian="bold" style:font-name-complex="Nyala" style:font-size-complex="6pt" style:font-weight-complex="bold"/>
    </style:style>
    <style:style style:name="P8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font-name="Nyala" fo:font-size="14pt" officeooo:paragraph-rsid="00141e0d" style:font-size-asian="14pt" style:font-name-complex="Nyala" style:font-size-complex="14pt"/>
    </style:style>
    <style:style style:name="P82" style:family="paragraph" style:parent-style-name="Heading_20_1">
      <style:paragraph-properties fo:margin-top="0.05in" fo:margin-bottom="0.0098in" style:contextual-spacing="false" fo:text-align="center" style:justify-single-word="false"/>
      <style:text-properties style:font-name="Nyala" fo:font-size="14pt" officeooo:paragraph-rsid="002c9fc4" style:font-size-asian="14pt" style:font-name-complex="Nyala" style:font-size-complex="14pt"/>
    </style:style>
    <style:style style:name="T1" style:family="text">
      <style:text-properties officeooo:rsid="001dcf0d"/>
    </style:style>
    <style:style style:name="T2" style:family="text">
      <style:text-properties officeooo:rsid="0020e68f"/>
    </style:style>
    <style:style style:name="T3" style:family="text">
      <style:text-properties officeooo:rsid="0039002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><draw:frame draw:style-name="fr1" draw:name="image: asimage(company.logo_web, uom='in', size_x=0.90, hold_ratio=True)" text:anchor-type="paragraph" svg:x="0.0835in" svg:y="-0.0701in" svg:width="0.7902in" draw:z-index="0"><draw:text-box fo:min-height="0.2in"><text:p text:style-name="P75"/></draw:text-box></draw:frame><text:text-input text:description="&lt;company.ethiopic_name&gt;">Ethiopic Name</text:text-input> / <text:text-input text:description="&lt;company.name&gt;">Name</text:text-input></text:h>
      <text:h text:style-name="P76" text:outline-level="1">ፈቃድ መጠየቂያ ቅጽ / Leave Application Form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42">የአመልካች ስም</text:p>
            <text:p text:style-name="P42">Name of Employee</text:p>
          </table:table-cell>
          <table:table-cell table:style-name="Table1.B1" table:number-columns-spanned="3" office:value-type="string">
            <text:p text:style-name="P50"><text:text-input text:description="&lt;o.employee_id.ethiopic_name&gt;">EthioName</text:text-input></text:p>
            <text:p text:style-name="P45"><text:text-input text:description="&lt;o.employee_id.name&gt;">Name</text:text-input></text:p>
          </table:table-cell>
          <table:covered-table-cell/>
          <table:covered-table-cell/>
          <table:table-cell table:style-name="Table1.A1" table:number-columns-spanned="2" office:value-type="string">
            <text:p text:style-name="P45"/>
          </table:table-cell>
          <table:covered-table-cell/>
          <table:table-cell table:style-name="Table1.A1" office:value-type="string">
            <text:p text:style-name="P43">መታወቂያ ቁ.</text:p>
            <text:p text:style-name="P43">ID No.</text:p>
          </table:table-cell>
          <table:table-cell table:style-name="Table1.B1" office:value-type="string">
            <text:p text:style-name="P55"><text:text-input text:description="&lt;o.employee_id.legacy_no&gt;">Legacy ID</text:text-input></text:p>
            <text:p text:style-name="P48"><text:text-input text:description="&lt;o.employee_id.f_employee_no&gt;">Employee ID</text:text-input></text:p>
          </table:table-cell>
        </table:table-row>
        <table:table-row>
          <table:table-cell table:style-name="Table1.A1" office:value-type="string">
            <text:p text:style-name="P42">ክፍል</text:p>
            <text:p text:style-name="P42">Department</text:p>
          </table:table-cell>
          <table:table-cell table:style-name="Table1.B1" table:number-columns-spanned="3" office:value-type="string">
            <text:p text:style-name="P50"><text:text-input text:description="&lt;o.employee_id.department_id.ethiopic_name&gt;">EthioDept</text:text-input></text:p>
            <text:p text:style-name="P45"><text:text-input text:description="&lt;o.employee_id.department_id.complete_name&gt;">Dept. Name</text:text-input></text:p>
          </table:table-cell>
          <table:covered-table-cell/>
          <table:covered-table-cell/>
          <table:table-cell table:style-name="Table1.A1" table:number-columns-spanned="2" office:value-type="string">
            <text:p text:style-name="P50"/>
          </table:table-cell>
          <table:covered-table-cell/>
          <table:table-cell table:style-name="Table1.A1" office:value-type="string">
            <text:p text:style-name="P43">ሃላፊነት</text:p>
            <text:p text:style-name="P43">Position</text:p>
          </table:table-cell>
          <table:table-cell table:style-name="Table1.B1" office:value-type="string">
            <text:p text:style-name="P51"><text:text-input text:description="&lt;o.employee_id.job_id.ethiopic_name&gt;">EthioJobName</text:text-input></text:p>
            <text:p text:style-name="P46"><text:text-input text:description="&lt;o.employee_id.job_id.name&gt;">Job Name</text:text-input></text:p>
          </table:table-cell>
        </table:table-row>
        <table:table-row>
          <table:table-cell table:style-name="Table1.A1" office:value-type="string">
            <text:p text:style-name="P26">የፈቃድ ዓይነት</text:p>
            <text:p text:style-name="P26">Type of Leave</text:p>
          </table:table-cell>
          <table:table-cell table:style-name="Table1.B1" office:value-type="string">
            <text:p text:style-name="P63"><text:text-input text:description="&lt;o.holiday_status_id.ethiopic_name&gt;">EthioLeaveName</text:text-input></text:p>
            <text:p text:style-name="P64"><text:text-input text:description="&lt;o.holiday_status_id.name&gt;">Leave Name</text:text-input></text:p>
          </table:table-cell>
          <table:table-cell table:style-name="Table1.A1" office:value-type="string">
            <text:p text:style-name="P2"><text:span text:style-name="T2">የ</text:span>ተጠየቀው ቀን ብዛት</text:p>
            <text:p text:style-name="P4">Days requested</text:p>
          </table:table-cell>
          <table:table-cell table:style-name="Table1.B1" office:value-type="string">
            <text:p text:style-name="P14"><text:text-input text:description="&lt;o.number_of_days_temp&gt;">No</text:text-input></text:p>
          </table:table-cell>
          <table:table-cell table:style-name="Table1.A1" office:value-type="string">
            <text:p text:style-name="P16">ፍቃዱ የሚጀምርበት</text:p>
            <text:p text:style-name="P6">Starting from</text:p>
          </table:table-cell>
          <table:table-cell table:style-name="Table1.B1" office:value-type="string">
            <text:p text:style-name="P9"><text:text-input text:description="&lt;format_date_et(o.date_from)&gt;">ETDate</text:text-input></text:p>
            <text:p text:style-name="P9"><text:text-input text:description="&lt;format_date(o.date_from)&gt;">Date</text:text-input></text:p>
          </table:table-cell>
          <table:table-cell table:style-name="Table1.A1" office:value-type="string">
            <text:p text:style-name="P73">የሚመለሱበት ቀን</text:p>
            <text:p text:style-name="P67">Return Date</text:p>
          </table:table-cell>
          <table:table-cell table:style-name="Table1.B1" office:value-type="string">
            <text:p text:style-name="P61"><text:text-input text:description="&lt;o.return_date_et&gt;">EthioReturn Date</text:text-input></text:p>
            <text:p text:style-name="P69"><text:text-input text:description="&lt;o.return_date&gt;">Return Date</text:text-input></text:p>
          </table:table-cell>
        </table:table-row>
      </table:table>
      <text:h text:style-name="P79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/>
          </table:table-cell>
          <table:table-cell table:style-name="Table2.B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8"><text:span text:style-name="T1">የአመልካች </text:span>ስም / ፊርማ</text:p>
            <text:p text:style-name="P30">Name / Signature</text:p>
          </table:table-cell>
          <table:table-cell table:style-name="Table2.B1" office:value-type="string">
            <text:p text:style-name="P20"/>
          </table:table-cell>
          <table:table-cell table:style-name="Table2.A2" office:value-type="string">
            <text:p text:style-name="P28">የቅርብ ኃላፊ ስም / ፊርማ</text:p>
            <text:p text:style-name="P30">Authorization from Supervisor</text:p>
          </table:table-cell>
        </table:table-row>
      </table:table>
      <text:h text:style-name="P79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9" office:value-type="string">
            <text:p text:style-name="P25">FOR OFFIC<text:span text:style-name="T3">E </text:span>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3">የተፈቀደላቸው የሥራ ቀን</text:p>
            <text:p text:style-name="P39">Number of Days Granted</text:p>
          </table:table-cell>
          <table:table-cell table:style-name="Table3.B2" office:value-type="string">
            <text:p text:style-name="P15"><text:text-input text:description="&lt;o.number_of_days_temp&gt;">No</text:text-input></text:p>
          </table:table-cell>
          <table:table-cell table:style-name="Table3.C2" office:value-type="string">
            <text:p text:style-name="P33">የእረፍት ቀን</text:p>
            <text:p text:style-name="P39">Off Days</text:p>
          </table:table-cell>
          <table:table-cell table:style-name="Table3.B2" office:value-type="string">
            <text:p text:style-name="P72"><text:text-input text:description="&lt;o.rest_days&gt;">OD</text:text-input></text:p>
          </table:table-cell>
          <table:table-cell table:style-name="Table3.C2" office:value-type="string">
            <text:p text:style-name="P33">የህዝብ በዓል</text:p>
            <text:p text:style-name="P41">Public Holidays</text:p>
          </table:table-cell>
          <table:table-cell table:style-name="Table3.B2" office:value-type="string">
            <text:p text:style-name="P72"><text:text-input text:description="&lt;o.public_holiday_days&gt;">HD</text:text-input></text:p>
          </table:table-cell>
          <table:table-cell table:style-name="Table3.C2" table:number-columns-spanned="2" office:value-type="string">
            <text:p text:style-name="P33">አጠቃላይ የአመት እረፍት ቀን</text:p>
            <text:p text:style-name="P39">Total Number of Days</text:p>
          </table:table-cell>
          <table:covered-table-cell/>
          <table:table-cell table:style-name="Table3.I2" office:value-type="string">
            <text:p text:style-name="P15"><text:text-input text:description="&lt;o.real_days&gt;">RD</text:text-input></text:p>
          </table:table-cell>
        </table:table-row>
        <table:table-row>
          <table:table-cell table:style-name="Table3.A2" office:value-type="string">
            <text:p text:style-name="P34">እስከ አሁን የተጠቀሟቸው የአመት እረፍት ቀናት</text:p>
            <text:p text:style-name="P54">Days Taken Total</text:p>
          </table:table-cell>
          <table:table-cell table:style-name="Table3.B2" office:value-type="string">
            <text:p text:style-name="P11"><text:text-input text:description="&lt;get_taken_leaves(o)&gt;">RD</text:text-input></text:p>
          </table:table-cell>
          <table:table-cell table:style-name="Table3.C2" office:value-type="string">
            <text:p text:style-name="P33">የሚቀራቸው የአመት እረፍት ቀን</text:p>
            <text:p text:style-name="P39">Balance Carried Forward</text:p>
          </table:table-cell>
          <table:table-cell table:style-name="Table3.C2" office:value-type="string">
            <text:p text:style-name="P12"><text:text-input text:description="&lt;get_remaining_leaves(o)&gt;">RD</text:text-input></text:p>
          </table:table-cell>
          <table:table-cell table:style-name="Table3.I2" table:number-columns-spanned="5" office:value-type="string"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string">
            <text:p text:style-name="P18"/>
          </table:table-cell>
          <table:table-cell table:style-name="Table3.B4" office:value-type="string">
            <text:p text:style-name="P18"/>
          </table:table-cell>
          <table:table-cell table:style-name="Table3.C4" office:value-type="string">
            <text:p text:style-name="P18"/>
          </table:table-cell>
          <table:table-cell table:style-name="Table3.D4" office:value-type="string">
            <text:p text:style-name="P18"/>
          </table:table-cell>
          <table:table-cell table:style-name="Table3.E4" table:number-columns-spanned="3" office:value-type="string">
            <text:p text:style-name="P57"><text:text-input text:description="&lt;get_hrm()[0]&gt;">HRM</text:text-input></text:p>
            <text:p text:style-name="P57"><text:text-input text:description="&lt;get_hrm()[1]&gt;">HRMET</text:text-input></text:p>
            <text:p text:style-name="P59"><text:text-input text:description="&lt;get_hrm()[2]&gt;">Job</text:text-input> / <text:text-input text:description="&lt;get_hrm()[3]&gt;">JobET</text:text-input></text:p>
          </table:table-cell>
          <table:covered-table-cell/>
          <table:covered-table-cell/>
          <table:table-cell table:style-name="Table3.H4" table:number-columns-spanned="2" office:value-type="string">
            <text:p text:style-name="P22">Date</text:p>
            <text:p text:style-name="P36">ቀን</text:p>
          </table:table-cell>
          <table:covered-table-cell/>
        </table:table-row>
      </table:table>
      <text:h text:style-name="P76" text:outline-level="1">- - - - - - - - - - - - - - - - - - - - - - - - - - - - - - - - - - - - - - - - - - - - - - - - - - - -</text:h>
      <text:h text:style-name="P82" text:outline-level="1"><draw:frame draw:style-name="fr1" draw:name="image: asimage(company.logo_web, uom='in', size_x=0.85, hold_ratio=True)" text:anchor-type="paragraph" svg:x="0in" svg:y="0.0772in" svg:width="0.7902in" draw:z-index="1"><draw:text-box fo:min-height="0.2in"><text:p text:style-name="P75"/></draw:text-box></draw:frame><text:text-input text:description="&lt;company.ethiopic_name&gt;">Ethiopic Name</text:text-input> / <text:text-input text:description="&lt;company.name&gt;">Name</text:text-input></text:h>
      <text:h text:style-name="P77" text:outline-level="1">ፈቃድ መጠየቂያ ቅጽ / Leave Application Form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44">የአመልካች ስም</text:p>
            <text:p text:style-name="P44">Name of Employee</text:p>
          </table:table-cell>
          <table:table-cell table:style-name="Table4.B1" table:number-columns-spanned="3" office:value-type="string">
            <text:p text:style-name="P52"><text:text-input text:description="&lt;o.employee_id.ethiopic_name&gt;">EthioName</text:text-input></text:p>
            <text:p text:style-name="P47"><text:text-input text:description="&lt;o.employee_id.name&gt;">Name</text:text-input></text:p>
          </table:table-cell>
          <table:covered-table-cell/>
          <table:covered-table-cell/>
          <table:table-cell table:style-name="Table4.A1" table:number-columns-spanned="2" office:value-type="string">
            <text:p text:style-name="P47"/>
          </table:table-cell>
          <table:covered-table-cell/>
          <table:table-cell table:style-name="Table4.A1" office:value-type="string">
            <text:p text:style-name="P44">መታወቂያ ቁ.</text:p>
            <text:p text:style-name="P44">ID No.</text:p>
          </table:table-cell>
          <table:table-cell table:style-name="Table4.B1" office:value-type="string">
            <text:p text:style-name="P56"><text:text-input text:description="&lt;o.employee_id.legacy_no&gt;">Legacy ID</text:text-input></text:p>
            <text:p text:style-name="P49"><text:text-input text:description="&lt;o.employee_id.f_employee_no&gt;">Employee ID</text:text-input></text:p>
          </table:table-cell>
        </table:table-row>
        <table:table-row>
          <table:table-cell table:style-name="Table4.A1" office:value-type="string">
            <text:p text:style-name="P44">ክፍል</text:p>
            <text:p text:style-name="P44">Department</text:p>
          </table:table-cell>
          <table:table-cell table:style-name="Table4.B1" table:number-columns-spanned="3" office:value-type="string">
            <text:p text:style-name="P52"><text:text-input text:description="&lt;o.employee_id.department_id.ethiopic_name&gt;">EthioDept</text:text-input></text:p>
            <text:p text:style-name="P47"><text:text-input text:description="&lt;o.employee_id.department_id.complete_name&gt;">Dept. Name</text:text-input></text:p>
          </table:table-cell>
          <table:covered-table-cell/>
          <table:covered-table-cell/>
          <table:table-cell table:style-name="Table4.A1" table:number-columns-spanned="2" office:value-type="string">
            <text:p text:style-name="P52"/>
          </table:table-cell>
          <table:covered-table-cell/>
          <table:table-cell table:style-name="Table4.A1" office:value-type="string">
            <text:p text:style-name="P44">ሃላፊነት</text:p>
            <text:p text:style-name="P44">Position</text:p>
          </table:table-cell>
          <table:table-cell table:style-name="Table4.B1" office:value-type="string">
            <text:p text:style-name="P52"><text:text-input text:description="&lt;o.employee_id.job_id.ethiopic_name&gt;">EthioJobName</text:text-input></text:p>
            <text:p text:style-name="P47"><text:text-input text:description="&lt;o.employee_id.job_id.name&gt;">Job Name</text:text-input></text:p>
          </table:table-cell>
        </table:table-row>
        <table:table-row>
          <table:table-cell table:style-name="Table4.A1" office:value-type="string">
            <text:p text:style-name="P27">የፈቃድ ዓይነት</text:p>
            <text:p text:style-name="P27">Type of Leave</text:p>
          </table:table-cell>
          <table:table-cell table:style-name="Table4.B1" office:value-type="string">
            <text:p text:style-name="P66"><text:text-input text:description="&lt;o.holiday_status_id.ethiopic_name&gt;">EthioLeaveName</text:text-input></text:p>
            <text:p text:style-name="P65"><text:text-input text:description="&lt;o.holiday_status_id.name&gt;">Leave Name</text:text-input></text:p>
          </table:table-cell>
          <table:table-cell table:style-name="Table4.A1" office:value-type="string">
            <text:p text:style-name="P3"><text:span text:style-name="T2">የ</text:span>ተጠየቀው ቀን ብዛት</text:p>
            <text:p text:style-name="P5">Days requested</text:p>
          </table:table-cell>
          <table:table-cell table:style-name="Table4.B1" office:value-type="string">
            <text:p text:style-name="P13"><text:text-input text:description="&lt;o.number_of_days_temp&gt;">No</text:text-input></text:p>
          </table:table-cell>
          <table:table-cell table:style-name="Table4.A1" office:value-type="string">
            <text:p text:style-name="P17">ፍቃዱ የሚጀምርበት</text:p>
            <text:p text:style-name="P7">Starting from</text:p>
          </table:table-cell>
          <table:table-cell table:style-name="Table4.B1" office:value-type="string">
            <text:p text:style-name="P8"><text:text-input text:description="&lt;format_date_et(o.date_from)&gt;">ETDate</text:text-input></text:p>
            <text:p text:style-name="P8"><text:text-input text:description="&lt;format_date(o.date_from)&gt;">Date</text:text-input></text:p>
          </table:table-cell>
          <table:table-cell table:style-name="Table4.A1" office:value-type="string">
            <text:p text:style-name="P74">የሚመለሱበት ቀን</text:p>
            <text:p text:style-name="P68">Return Date</text:p>
          </table:table-cell>
          <table:table-cell table:style-name="Table4.B1" office:value-type="string">
            <text:p text:style-name="P62"><text:text-input text:description="&lt;o.return_date_et&gt;">EthioReturn Date</text:text-input></text:p>
            <text:p text:style-name="P70"><text:text-input text:description="&lt;o.return_date&gt;">Return Date</text:text-input></text:p>
          </table:table-cell>
        </table:table-row>
      </table:table>
      <text:h text:style-name="P80" text:outline-level="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9"><text:span text:style-name="T1">የአመልካች </text:span>ስም / ፊርማ</text:p>
            <text:p text:style-name="P31">Name / Signature</text:p>
          </table:table-cell>
          <table:table-cell table:style-name="Table5.A1" office:value-type="string">
            <text:p text:style-name="P21"/>
          </table:table-cell>
          <table:table-cell table:style-name="Table5.A2" office:value-type="string">
            <text:p text:style-name="P29">የቅርብ ኃላፊ ስም / ፊርማ</text:p>
            <text:p text:style-name="P31">Authorization from Supervisor</text:p>
          </table:table-cell>
        </table:table-row>
      </table:table>
      <text:h text:style-name="P80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4">FOR OFFIC<text:span text:style-name="T3">E</text:span>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2">የተፈቀደላቸው የሥራ ቀን</text:p>
            <text:p text:style-name="P38">Number of Days Granted</text:p>
          </table:table-cell>
          <table:table-cell table:style-name="Table6.B2" office:value-type="string">
            <text:p text:style-name="P13"><text:text-input text:description="&lt;o.number_of_days_temp&gt;">No</text:text-input></text:p>
          </table:table-cell>
          <table:table-cell table:style-name="Table6.C2" office:value-type="string">
            <text:p text:style-name="P32">የእረፍት ቀን</text:p>
            <text:p text:style-name="P38">Off Days</text:p>
          </table:table-cell>
          <table:table-cell table:style-name="Table6.B2" office:value-type="string">
            <text:p text:style-name="P71"><text:text-input text:description="&lt;o.rest_days&gt;">OD</text:text-input></text:p>
          </table:table-cell>
          <table:table-cell table:style-name="Table6.C2" office:value-type="string">
            <text:p text:style-name="P32">የህዝብ በዓል</text:p>
            <text:p text:style-name="P40">Public Holidays</text:p>
          </table:table-cell>
          <table:table-cell table:style-name="Table6.B2" office:value-type="string">
            <text:p text:style-name="P71"><text:text-input text:description="&lt;o.public_holiday_days&gt;">HD</text:text-input></text:p>
          </table:table-cell>
          <table:table-cell table:style-name="Table6.C2" table:number-columns-spanned="2" office:value-type="string">
            <text:p text:style-name="P32">አጠቃላይ የአመት እረፍት ቀን</text:p>
            <text:p text:style-name="P38">Total Number of Days</text:p>
          </table:table-cell>
          <table:covered-table-cell/>
          <table:table-cell table:style-name="Table6.I2" office:value-type="string">
            <text:p text:style-name="P13"><text:text-input text:description="&lt;o.real_days&gt;">RD</text:text-input></text:p>
          </table:table-cell>
        </table:table-row>
        <table:table-row>
          <table:table-cell table:style-name="Table6.A2" office:value-type="string">
            <text:p text:style-name="P35">እስከ አሁን የተጠቀሟቸው የአመት እረፍት ቀናት</text:p>
            <text:p text:style-name="P53">Days Taken Total</text:p>
          </table:table-cell>
          <table:table-cell table:style-name="Table6.B2" office:value-type="string">
            <text:p text:style-name="P11"><text:text-input text:description="&lt;get_taken_leaves(o)&gt;">RD</text:text-input></text:p>
          </table:table-cell>
          <table:table-cell table:style-name="Table6.C2" office:value-type="string">
            <text:p text:style-name="P32">የሚቀራቸው የአመት እረፍት ቀን</text:p>
            <text:p text:style-name="P38">Balance Carried Forward</text:p>
          </table:table-cell>
          <table:table-cell table:style-name="Table6.C2" office:value-type="string">
            <text:p text:style-name="P10"><text:text-input text:description="&lt;get_remaining_leaves(o)&gt;">RD</text:text-input></text:p>
          </table:table-cell>
          <table:table-cell table:style-name="Table6.E3" table:number-columns-spanned="5" office:value-type="string"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4" office:value-type="string">
            <text:p text:style-name="P19"/>
          </table:table-cell>
          <table:table-cell table:style-name="Table6.B4" office:value-type="string">
            <text:p text:style-name="P19"/>
          </table:table-cell>
          <table:table-cell table:style-name="Table6.C4" office:value-type="string">
            <text:p text:style-name="P19"/>
          </table:table-cell>
          <table:table-cell table:style-name="Table6.D4" office:value-type="string">
            <text:p text:style-name="P19"/>
          </table:table-cell>
          <table:table-cell table:style-name="Table6.E4" table:number-columns-spanned="3" office:value-type="string">
            <text:p text:style-name="P58"><text:text-input text:description="&lt;get_hrm()[0]&gt;">HRM</text:text-input></text:p>
            <text:p text:style-name="P58"><text:text-input text:description="&lt;get_hrm()[1]&gt;">HRMET</text:text-input></text:p>
            <text:p text:style-name="P60"><text:text-input text:description="&lt;get_hrm()[2]&gt;">Job</text:text-input> / <text:text-input text:description="&lt;get_hrm()[3]&gt;">JobET</text:text-input></text:p>
          </table:table-cell>
          <table:covered-table-cell/>
          <table:covered-table-cell/>
          <table:table-cell table:style-name="Table6.H4" table:number-columns-spanned="2" office:value-type="string">
            <text:p text:style-name="P23">Date</text:p>
            <text:p text:style-name="P37">ቀን</text:p>
          </table:table-cell>
          <table:covered-table-cell/>
        </table:table-row>
      </table:table>
      <text:h text:style-name="P78" text:outline-level="1">REMARKS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F Zemen Unicode" svg:font-family="'GF Zemen Unicode'" style:font-pitch="variable"/>
    <style:font-face style:name="Nyala" svg:font-family="Nya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7339in" style:type="center"/>
          <style:tab-stop style:position="7.4681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fo:font-weight="bold" officeooo:rsid="003b430c" officeooo:paragraph-rsid="003b430c" style:font-size-asian="7pt" style:font-weight-asian="bold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 for Personnel Fil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7-04T09:20:06.376209355</meta:creation-date>
    <dc:date>2014-08-28T15:53:56.186245302</dc:date>
    <dc:creator>Mike </dc:creator>
    <meta:editing-duration>PT1H16M27S</meta:editing-duration>
    <meta:editing-cycles>52</meta:editing-cycles>
    <meta:generator>LibreOffice/4.2.4.2$Linux_x86 LibreOffice_project/420m0$Build-2</meta:generator>
    <meta:document-statistic meta:table-count="6" meta:image-count="0" meta:object-count="0" meta:page-count="1" meta:paragraph-count="125" meta:word-count="435" meta:character-count="1612" meta:non-whitespace-character-count="1410"/>
  </office:meta>
</office:document-meta>
</file>